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16954D5C30061F92080.png" manifest:media-type="image/png"/>
  <manifest:file-entry manifest:full-path="Pictures/10000001000003D90000016921E544585E78EBA0.png" manifest:media-type="image/png"/>
  <manifest:file-entry manifest:full-path="Pictures/10000001000003D900000169F58EC7287FED00D7.png" manifest:media-type="image/png"/>
  <manifest:file-entry manifest:full-path="Pictures/10000001000003D900000169852C9E821B1316EF.png" manifest:media-type="image/png"/>
  <manifest:file-entry manifest:full-path="Pictures/10000001000003D900000169C19DCD19A83277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6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08cm" svg:y="0cm" svg:width="21.001cm" svg:height="7.694cm" draw:z-index="3"><draw:image xlink:href="Pictures/10000001000003D900000169C19DCD19A8327759.png" xlink:type="simple" xlink:show="embed" xlink:actuate="onLoad" draw:mime-type="image/png"/></draw:frame><draw:frame draw:style-name="fr1" draw:name="Image2" text:anchor-type="char" svg:x="-0.076cm" svg:y="7.869cm" svg:width="20.974cm" svg:height="7.685cm" draw:z-index="4"><draw:image xlink:href="Pictures/10000001000003D900000169F58EC7287FED00D7.png" xlink:type="simple" xlink:show="embed" xlink:actuate="onLoad" draw:mime-type="image/png"/></draw:frame><draw:frame draw:style-name="fr1" draw:name="Image3" text:anchor-type="char" svg:x="-0.076cm" svg:y="15.789cm" svg:width="20.932cm" svg:height="7.669cm" draw:z-index="1"><draw:image xlink:href="Pictures/10000001000003D90000016921E544585E78EBA0.png" xlink:type="simple" xlink:show="embed" xlink:actuate="onLoad" draw:mime-type="image/png"/></draw:frame><draw:frame draw:style-name="fr2" draw:name="Image4" text:anchor-type="char" svg:x="-0.101cm" svg:y="23.805cm" svg:width="21.001cm" svg:height="7.193cm" draw:z-index="0"><draw:image xlink:href="Pictures/10000001000003D90000016954D5C30061F92080.png" xlink:type="simple" xlink:show="embed" xlink:actuate="onLoad" draw:mime-type="image/png"/></draw:frame><draw:frame draw:style-name="fr1" draw:name="Image5" text:anchor-type="char" svg:x="-0.101cm" svg:y="31.263cm" svg:width="21.001cm" svg:height="7.696cm" draw:z-index="2"><draw:image xlink:href="Pictures/10000001000003D900000169852C9E821B1316EF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5:06:43.480773726</meta:creation-date>
    <dc:date>2025-05-20T17:31:46.725898503</dc:date>
    <meta:editing-duration>PT2H25M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